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1.1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14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shapes>
          <draw:frame draw:z-index="0" draw:style-name="gr1" draw:text-style-name="P1" svg:width="11.837cm" svg:height="6.658cm" svg:x="7.058cm" svg:y="6.761cm">
            <draw:object draw:notify-on-update-of-ranges="Resultados.A17:Resultados.A20 Resultados.B17:Resultados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1"/>
        <table:table-column table:style-name="co5" table:default-cell-style-name="ce3"/>
        <table:table-row table:style-name="ro1">
          <table:table-cell office:value-type="string" calcext:value-type="string" table:number-columns-spanned="2" table:number-rows-spanned="1">
            <text:p>EXPERIMENTO 1</text:p>
          </table:table-cell>
          <table:covered-table-cell table:style-name="ce2"/>
          <table:table-cell/>
          <table:table-cell office:value-type="string" calcext:value-type="string" table:number-columns-spanned="2" table:number-rows-spanned="1">
            <text:p>EXPERIMENTO 2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Tempo</text:p>
          </table:table-cell>
          <table:table-cell/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530322" calcext:value-type="float">
            <text:p>27,5303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207359" calcext:value-type="float">
            <text:p>10,207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595911" calcext:value-type="float">
            <text:p>27,5959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219511" calcext:value-type="float">
            <text:p>10,219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575789" calcext:value-type="float">
            <text:p>27,5757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204297" calcext:value-type="float">
            <text:p>10,204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530322" calcext:value-type="float">
            <text:p>27,5303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222488" calcext:value-type="float">
            <text:p>10,2224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00686" calcext:value-type="float">
            <text:p>27,5006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241255" calcext:value-type="float">
            <text:p>10,241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573815" calcext:value-type="float">
            <text:p>27,5738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.254713" calcext:value-type="float">
            <text:p>10,2547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5887" calcext:value-type="float">
            <text:p>27,5887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209473" calcext:value-type="float">
            <text:p>10,209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567931" calcext:value-type="float">
            <text:p>27,5679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.250377" calcext:value-type="float">
            <text:p>10,2503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520614" calcext:value-type="float">
            <text:p>27,5206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.214853" calcext:value-type="float">
            <text:p>10,2148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087606" calcext:value-type="float">
            <text:p>27,0876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205358" calcext:value-type="float">
            <text:p>10,205358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style-name="ce2" table:formula="of:=AVERAGE( [.B3:.B12] )" office:value-type="float" office:value="27.5071696" calcext:value-type="float">
            <text:p>27,5071696</text:p>
          </table:table-cell>
          <table:table-cell/>
          <table:table-cell office:value-type="string" calcext:value-type="string">
            <text:p>Média</text:p>
          </table:table-cell>
          <table:table-cell table:style-name="ce2" table:formula="of:=AVERAGE( [.E3:.E12] )" office:value-type="float" office:value="10.2229684" calcext:value-type="float">
            <text:p>10,2229684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OMPARATIVO</text:p>
          </table:table-cell>
          <table:covered-table-cell table:style-name="ce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Experimento <text:s/></text:p>
          </table:table-cell>
          <table:table-cell table:style-name="ce1" office:value-type="string" calcext:value-type="string">
            <text:p>Tempo médio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7.5071696" calcext:value-type="float">
            <text:p>27,507169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.2229684" calcext:value-type="float">
            <text:p>10,2229684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23:43:24.411967719</meta:creation-date>
    <meta:generator>LibreOffice/24.2.7.2$Linux_X86_64 LibreOffice_project/420$Build-2</meta:generator>
    <dc:date>2025-11-09T00:04:59.090713379</dc:date>
    <meta:editing-duration>PT10M1S</meta:editing-duration>
    <meta:editing-cycles>1</meta:editing-cycles>
    <meta:document-statistic meta:table-count="1" meta:cell-count="5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38cm" svg:height="6.659cm" xlink:href=".." xlink:type="simple" chart:class="chart:bar" chart:style-name="ch1">
        <chart:title svg:x="2.568cm" svg:y="0.269cm" chart:style-name="ch2">
          <text:p>Comparação entre experimentos</text:p>
        </chart:title>
        <chart:legend chart:legend-position="end" svg:x="10.13cm" svg:y="3.03cm" style:legend-expansion="high" chart:style-name="ch3"/>
        <chart:plot-area chart:style-name="ch4" table:cell-range-address="Resultados.A17:Resultados.B20" chart:data-source-has-labels="both" svg:x="0.236cm" svg:y="1.181cm" svg:width="9.658cm" svg:height="5.345cm">
          <chart:coordinate-region svg:x="0.857cm" svg:y="1.38cm" svg:width="9.037cm" svg:height="4.499cm"/>
          <chart:axis chart:dimension="x" chart:name="primary-x" chart:style-name="ch5" chartooo:axis-type="auto">
            <chartooo:date-scale/>
            <chart:categories table:cell-range-address="Resultados.A17:Resultados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dos.B17:Resultados.B20" loext:label-string="tempo" chart:class="chart:bar">
            <chart:data-point chart:repeated="4"/>
            <loext:propertry-mapping loext:property="FillColor" loext:cell-range-address="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Experimento  </text:p>
                <draw:g>
                  <svg:desc>Resultados.A17:Resultados.A20</svg:desc>
                </draw:g>
              </table:table-cell>
              <table:table-cell office:value-type="float" office:value="NaN">
                <text:p>NaN</text:p>
                <draw:g>
                  <svg:desc>Resultados.B17:Resultados.B20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7.5071696">
                <text:p>27.507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2229684">
                <text:p>10.2229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